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officeooo:rsid="0012bb69" officeooo:paragraph-rsid="0012bb69"/>
    </style:style>
    <style:style style:name="P2" style:family="paragraph" style:parent-style-name="Standard">
      <style:paragraph-properties fo:text-align="center" style:justify-single-word="false"/>
      <style:text-properties fo:font-size="20pt" fo:font-weight="bold" officeooo:rsid="0012bb69" officeooo:paragraph-rsid="0012bb69"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13pt" officeooo:rsid="00135bae" officeooo:paragraph-rsid="00135bae" style:font-size-asian="11.3500003814697pt" style:font-size-complex="13pt"/>
    </style:style>
    <style:style style:name="P4" style:family="paragraph" style:parent-style-name="Standard">
      <style:paragraph-properties fo:text-align="start" style:justify-single-word="false"/>
      <style:text-properties fo:font-size="13pt" officeooo:rsid="00135bae" officeooo:paragraph-rsid="0014ec05" style:font-size-asian="11.3500003814697pt" style:font-size-complex="13pt"/>
    </style:style>
    <style:style style:name="P5" style:family="paragraph" style:parent-style-name="Standard">
      <style:paragraph-properties fo:text-align="start" style:justify-single-word="false"/>
      <style:text-properties fo:font-size="13pt" officeooo:rsid="00135bae" officeooo:paragraph-rsid="0017732d" style:font-size-asian="11.3500003814697pt" style:font-size-complex="13pt"/>
    </style:style>
    <style:style style:name="P6" style:family="paragraph" style:parent-style-name="Standard">
      <style:paragraph-properties fo:text-align="start" style:justify-single-word="false"/>
      <style:text-properties fo:font-size="13pt" officeooo:rsid="00135bae" officeooo:paragraph-rsid="001d4764" style:font-size-asian="11.3500003814697pt" style:font-size-complex="13pt"/>
    </style:style>
    <style:style style:name="P7" style:family="paragraph" style:parent-style-name="Standard">
      <style:paragraph-properties fo:text-align="start" style:justify-single-word="false"/>
      <style:text-properties fo:font-size="13pt" officeooo:rsid="00135bae" officeooo:paragraph-rsid="002c0c0c" style:font-size-asian="11.3500003814697pt" style:font-size-complex="13pt"/>
    </style:style>
    <style:style style:name="P8" style:family="paragraph" style:parent-style-name="Standard">
      <style:paragraph-properties fo:text-align="start" style:justify-single-word="false"/>
      <style:text-properties fo:font-size="13pt" fo:font-weight="bold" officeooo:rsid="00135bae" officeooo:paragraph-rsid="00135bae" style:font-size-asian="11.3500003814697pt" style:font-weight-asian="bold" style:font-size-complex="13pt" style:font-weight-complex="bold"/>
    </style:style>
    <style:style style:name="P9" style:family="paragraph" style:parent-style-name="Standard">
      <style:paragraph-properties fo:text-align="start" style:justify-single-word="false"/>
      <style:text-properties fo:font-size="13pt" style:text-underline-style="solid" style:text-underline-width="auto" style:text-underline-color="font-color" fo:font-weight="bold" officeooo:rsid="00135bae" officeooo:paragraph-rsid="00135bae" style:font-size-asian="11.3500003814697pt" style:font-weight-asian="bold" style:font-size-complex="13pt" style:font-weight-complex="bold"/>
    </style:style>
    <style:style style:name="T1" style:family="text">
      <style:text-properties officeooo:rsid="00135bae"/>
    </style:style>
    <style:style style:name="T2" style:family="text">
      <style:text-properties officeooo:rsid="0014ec05"/>
    </style:style>
    <style:style style:name="T3" style:family="text">
      <style:text-properties officeooo:rsid="0015d1af"/>
    </style:style>
    <style:style style:name="T4" style:family="text">
      <style:text-properties officeooo:rsid="001919e0"/>
    </style:style>
    <style:style style:name="T5" style:family="text">
      <style:text-properties officeooo:rsid="001c0f65"/>
    </style:style>
    <style:style style:name="T6" style:family="text">
      <style:text-properties officeooo:rsid="001e9f5c"/>
    </style:style>
    <style:style style:name="T7" style:family="text">
      <style:text-properties officeooo:rsid="00226c7e"/>
    </style:style>
    <style:style style:name="T8" style:family="text">
      <style:text-properties officeooo:rsid="0026e034"/>
    </style:style>
    <style:style style:name="T9" style:family="text">
      <style:text-properties officeooo:rsid="002a11a7"/>
    </style:style>
    <style:style style:name="T10" style:family="text">
      <style:text-properties officeooo:rsid="002fb584"/>
    </style:style>
    <style:style style:name="T11" style:family="text">
      <style:text-properties officeooo:rsid="003522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pport de programmation <text:span text:style-name="T1">compare</text:span></text:p>
      <text:p text:style-name="P1"/>
      <text:p text:style-name="P1"/>
      <text:p text:style-name="P3">Groupe DaJuNiBa</text:p>
      <text:p text:style-name="P3"/>
      <text:p text:style-name="P3">Contraintes: - utiliser <text:s/>un maximum de bibliothèque</text:p>
      <text:p text:style-name="P3"><text:tab/> <text:s text:c="9"/>- utiliser scheme</text:p>
      <text:p text:style-name="P3"/>
      <text:p text:style-name="P9">A] Critères de comparaisons</text:p>
      <text:p text:style-name="P9"/>
      <text:p text:style-name="P8">1) Correction</text:p>
      <text:p text:style-name="P3"/>
      <text:p text:style-name="P3"><text:tab/><text:span text:style-name="T7">Le projet contient des tests unitaire pour les fichiers stables s'assurant ainsi de la correction de ces programmes. </text:span></text:p>
      <text:p text:style-name="P3"/>
      <text:p text:style-name="P8">2) Performance</text:p>
      <text:p text:style-name="P3"/>
      <text:p text:style-name="P6"><text:tab/><text:span text:style-name="T5">L'utilisation des acteurs permet de paralléliser les actions des fourmis et d'avoir une IA plus performante. </text:span></text:p>
      <text:p text:style-name="P6"/>
      <text:p text:style-name="P6"><text:tab/><text:span text:style-name="T7">Le fait d'avoir choisi le langage Go (capacite de bas niveau) permet un contrôle plus fin sur la communication avec le serveur distant.(tranparence des cookies, et encodage des requetes)</text:span></text:p>
      <text:p text:style-name="P6"/>
      <text:p text:style-name="P6"><text:tab/><text:span text:style-name="T6">La grande modularite de ce projet, peut entrainer une imprevision des performances du systeme, du fait que l'utilisateur a la liberte de choisir un langage inadapte ou un algorithme d'IA non performant.(C'est vraiment pour chercher un petit defaut) </text:span></text:p>
      <text:p text:style-name="P3"/>
      <text:p text:style-name="P8">3) <text:span text:style-name="T2">Lisibilité</text:span></text:p>
      <text:p text:style-name="P3"/>
      <text:p text:style-name="P5"><text:tab/><text:span text:style-name="T2">Ne connaissant pas la plupart des langage utilise(entre autre go, scheme, ruby, python…), nous n'avons pourtant eu aucun mal a lire et comprendre le code. En effet, celui-ci est très bien commente et parfaitement indenté. De plus, les noms de fonctions, de variables sont suffisamment explicite. </text:span></text:p>
      <text:p text:style-name="P4"/>
      <text:p text:style-name="P4"><text:span text:style-name="T2"><text:tab/>De plus, la documentation fournit permet de comprendre la structure du projet et nous guide dans l'ordre de lecture des différents fichiers.</text:span></text:p>
      <text:p text:style-name="P3"/>
      <text:p text:style-name="P8">4) <text:span text:style-name="T2">Généralité</text:span></text:p>
      <text:p text:style-name="P3"/>
      <text:p text:style-name="P3"><text:tab/><text:span text:style-name="T3">L'IA est très extensible car on a la possibilité de créer sa propre IA avec le langage de notre choix sans pour autant modifier le système. La même chose est possible pour l'interface graphique, ce qui permet donc de changer le client graphique quand le besoin s'en fait sentir. </text:span></text:p>
      <text:p text:style-name="P3"/>
      <text:p text:style-name="P6"><text:tab/><text:span text:style-name="T4">La documentation nous explique, dans le cas ou l'API venait a être mis a jour, comment ajoute facilement des fonctionnalités.</text:span></text:p>
      <text:p text:style-name="P3"/>
      <text:p text:style-name="P3"><text:soft-page-break/><text:tab/><text:span text:style-name="T5">De plus, un système de plugins a été intégré, nous permettant ainsi d'ajouter facilement de nouveaux composants. Ainsi, le système est extensible et évolutif.</text:span></text:p>
      <text:p text:style-name="P3"/>
      <text:p text:style-name="P9">B] Comparaison avec AcideFourmique</text:p>
      <text:p text:style-name="P3"/>
      <text:p text:style-name="P3"><text:tab/><text:span text:style-name="T8">Le groupe DaJuNiBa en voulant faire un système très modulaire, de façon a respecter toutes leurs contraintes, a utilise une multitude de langages différents. De même pour notre groupe, dans le but de respecter toute les contraintes imposes, nous avons le programme principal écrit en Scala et un second programme écrit en C, qui communique entre eux a travers une socket TCP. Grace a cette approche, le serveur C ou le client Scala peut être facilement remplacer par un autre langage.</text:span></text:p>
      <text:p text:style-name="P3"/>
      <text:p text:style-name="P3"><text:tab/><text:span text:style-name="T8">Notre approche pour la communication avec le serveur se base sur le découplage entre le système et l'outil de communication. En effet, cette communication est pour le moment implemente avec l'outil Curl mais cet outil peut facilement être remplace grâce au design pattern façade. Il suffit donc de simplement implementer le trait HttpService pour changer l'outil de communication avec le serveur distant.</text:span></text:p>
      <text:p text:style-name="P7"><text:tab/><text:span text:style-name="T9">Quant a leur approche, ils n'utilisent aucun outil pour communiquer avec le serveur : la communication est en faite gerer par le langage bas niveau Go.</text:span></text:p>
      <text:p text:style-name="P7"/>
      <text:p text:style-name="P7"><text:span text:style-name="T9"><text:tab/> Au niveau de la correction, leur code est plus robuste, du au fait qu'ils ont des tests unitaires.</text:span></text:p>
      <text:p text:style-name="P7"><text:tab/><text:span text:style-name="T11">Du point de vue de la lisibilite, les deux projets sont autant commente et bien indente.</text:span></text:p>
      <text:p text:style-name="P7"><text:tab/></text:p>
      <text:p text:style-name="P7"><text:tab/><text:span text:style-name="T10">Au niveau de l'efficacite de la communication avec le serveur, notre approche ne permet pas un contrôle fin sur les performances de cette communication, <text:s/>du fait que celle-ci depend d'un outil externe. Quant a eux, vu leur utilisation d'un langage bas niveau leur permet de controler les performances de la communication, puisqu'elle ne depend d'aucun outil exter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4:47:41.104719000</meta:creation-date>
    <dc:date>2015-03-30T17:42:47.807539000</dc:date>
    <meta:editing-duration>PT2H38M52S</meta:editing-duration>
    <meta:editing-cycles>27</meta:editing-cycles>
    <meta:generator>LibreOffice/4.2.5.2$MacOSX_X86_64 LibreOffice_project/61cb170a04bb1f12e77c884eab9192be736ec5f5</meta:generator>
    <meta:document-statistic meta:table-count="0" meta:image-count="0" meta:object-count="0" meta:page-count="2" meta:paragraph-count="26" meta:word-count="554" meta:character-count="3507" meta:non-whitespace-character-count="2943"/>
  </office:meta>
</office:document-meta>
</file>